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face style:name="Droid Sans Devanagari" svg:font-family="'Droid Sans Devanagari'" style:font-family-generic="swiss"/>
    <style:font-face style:name="Droid Sans Devanagari1" svg:font-family="'Droid Sans Devanagari'" style:font-family-generic="system" style:font-pitch="variable"/>
    <style:font-face style:name="OpenSymbol" svg:font-family="OpenSymbol" style:font-charset="x-symbol"/>
    <style:font-face style:name="Roboto Slab" svg:font-family="'Roboto Slab'"/>
    <style:font-face style:name="Source Han Sans CN" svg:font-family="'Source Han Sans C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6da65" officeooo:paragraph-rsid="0016da65"/>
    </style:style>
    <style:style style:name="P2" style:family="paragraph" style:parent-style-name="Text_20_body">
      <style:text-properties officeooo:rsid="0017eeb1" officeooo:paragraph-rsid="0017eeb1"/>
    </style:style>
    <style:style style:name="P3" style:family="paragraph" style:parent-style-name="Text_20_body">
      <style:text-properties officeooo:rsid="0017fce3" officeooo:paragraph-rsid="0017fce3"/>
    </style:style>
    <style:style style:name="P4" style:family="paragraph" style:parent-style-name="Heading_20_1">
      <style:text-properties officeooo:rsid="0016da65" officeooo:paragraph-rsid="0016da65"/>
    </style:style>
    <style:style style:name="P5" style:family="paragraph" style:parent-style-name="Heading_20_2">
      <style:text-properties officeooo:rsid="001b40bc" officeooo:paragraph-rsid="001b40bc"/>
    </style:style>
    <style:style style:name="P6" style:family="paragraph" style:parent-style-name="Text_20_body" style:list-style-name="L1">
      <style:text-properties officeooo:rsid="0016da65" officeooo:paragraph-rsid="0016da65"/>
    </style:style>
    <style:style style:name="P7" style:family="paragraph" style:parent-style-name="Text_20_body" style:list-style-name="L1">
      <style:text-properties officeooo:rsid="0016da65" officeooo:paragraph-rsid="001b40bc"/>
    </style:style>
    <style:style style:name="P8" style:family="paragraph" style:parent-style-name="Text_20_body" style:list-style-name="L1">
      <style:text-properties officeooo:rsid="0018b67c" officeooo:paragraph-rsid="0018b67c"/>
    </style:style>
    <style:style style:name="P9" style:family="paragraph" style:parent-style-name="Text_20_body" style:list-style-name="L1">
      <style:text-properties officeooo:rsid="001aad9c" officeooo:paragraph-rsid="001aad9c"/>
    </style:style>
    <style:style style:name="T1" style:family="text">
      <style:text-properties officeooo:rsid="0017fce3"/>
    </style:style>
    <style:style style:name="T2" style:family="text">
      <style:text-properties officeooo:rsid="001aad9c"/>
    </style:style>
    <style:style style:name="T3" style:family="text">
      <style:text-properties fo:font-weight="bold" style:font-weight-asian="bold" style:font-weight-complex="bold"/>
    </style:style>
    <style:style style:name="T4" style:family="text">
      <style:text-properties officeooo:rsid="001cc76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J. R. R. Tolkien – Společenstvo <text:span text:style-name="T4">P</text:span>rstenu</text:h>
      <text:list xml:id="list364226190" text:style-name="L1">
        <text:list-item>
          <text:p text:style-name="P6">1954</text:p>
        </text:list-item>
        <text:list-item>
          <text:p text:style-name="P6">fantasy, román</text:p>
        </text:list-item>
        <text:list-item>
          <text:p text:style-name="P6">první díl trilogie Pán Prstenů</text:p>
        </text:list-item>
      </text:list>
      <text:h text:style-name="Heading_20_2" text:outline-level="2">Postavy:</text:h>
      <text:list xml:id="list131814649449784" text:continue-numbering="true" text:style-name="L1">
        <text:list-item>
          <text:p text:style-name="P6">Frodo Pytlík – hobit, nositel prstenu</text:p>
        </text:list-item>
        <text:list-item>
          <text:p text:style-name="P6">Samvěd Křepelka – Frodův zahradník, jeho hlavní asistent po dobu celého dobrodružství</text:p>
        </text:list-item>
        <text:list-item>
          <text:p text:style-name="P6">Smíšek, Pipin – Frodovi společníci</text:p>
        </text:list-item>
        <text:list-item>
          <text:p text:style-name="P7">Gandalf Š<text:span text:style-name="T1">edý </text:span>– čaroděj</text:p>
        </text:list-item>
      </text:list>
      <text:h text:style-name="P5" text:outline-level="2">Děj</text:h>
      <text:p text:style-name="Text_20_body">Celá kniha se odehrává v prostředí Středozemě a navazuje na předchozí Tolkienovu knihu, Hobit. Děj začíná v Hobitíně, kde sídli Bilbo, hobit z předchozí knihy společně s Frodem a jejich zahradníkem, Samem. Bilbo žije velmi bohatý život od doby, co v Hobitovi získal některé nakradené zlato draka Šmaka a součástí jeho majetku je i jeden prsten.</text:p>
      <text:p text:style-name="P1">Jednoho dne přijíždí do Hobitína čaroděj Gandalf a zajímá se o Bilbův prsten. Ten strčí do ohně a odhalí text. Zjistí se, že je to jeden z prstenů moci a pokud by se k němu dostal pán zla (Sauron), znamenal by to konec celé Středozemě. Prsten tedy musí být zničen a jediné místo kde tohle učinit, je v pecích, uprostřed samotné země Mordor, sídlo Sauronova oka.</text:p>
      <text:p text:style-name="P1">Bilbo během oslavy jeho kulatých narozenin odchází ze Středozemě a Frodo ho o několik měsíců později, na podmínky Gandalfa, následuje společně se třemi dalšími hobity (v knize se Frodo nejdříve přestěhuje a až pak vyráží na cestu).</text:p>
      <text:p text:style-name="P2">Frodo tedy odchází z Kraje a zjistí, že jejich skupina byla odhalena sluhami pána zla, černými rytíři. Jejich cesta mimo kraj je zavede do Starého hvozdu, starodávný les. Stromy se je zde snažily stáhnout do země, všichni ale byli zachránění Tomem Bombadilem.</text:p>
      <text:p text:style-name="P2">Hobité odchází dále do Hůrky a cestou je potká zlý duch Mohylových vrchů, kterému hobité tak tak za pomocí Bombadila uniknou a dorážejí do Hůrky, kde se usídli v hostinci a seznámí se s Chodcem, Aragornem. S jeho pomocí se dostávají přes skryté <text:soft-page-break/>stezky až do elfí Roklinky, mezitím je Frodo ale raněn zbraní černého rytíře a v Roklince je na poslední chvíli vyléčen.</text:p>
      <text:p text:style-name="P3">V Roklince se seskupí Společenstvo prstenu (4 hobity, 2 muži, čaroděj, elf a trpaslík), které vede Frodo s jeho prstenem a vydají se do Mordoru prsten zničit. Po neúspěšném přechodu Mlžných hor, kde skupinu chytla vánice, se vydávají přes podzemní trpasličí doly Morie. Při odchodu z nich se Gandalf utkává se stvořením balrog, kde při souboji padne (do jámy). Skupina po smutnění pokračuje dál do elfího města Lothlórien. Zde se potkají s místní královnou, Galadriel.</text:p>
      <text:p text:style-name="P3">Při odchodu jsou společenstvu zapůjčeny čluny a přidává se k nim nenápadně také stvoření Glum, známé z Hobita. Když se čluny doplují do slepého koryta, kde jsou přepadeny skřety, Boromir padne při boji, Pipin se Smíškem jsou zajati a Frodo prchá, Sam se k němu přidá na poslední chvíli.</text:p>
      <text:h text:style-name="Heading_20_2" text:outline-level="2">O knize a autorovi</text:h>
      <text:list xml:id="list131816186088478" text:continue-numbering="true" text:style-name="L1">
        <text:list-item>
          <text:p text:style-name="P8">kniha obdržela filmovou adaptaci, která je stejná s dějem knihy, akorát vynechává pasáž s Tomem Bombadilem a Mohylovými vrchy i Starým hvozem</text:p>
        </text:list-item>
        <text:list-item>
          <text:p text:style-name="P8">Tolkien napsal celý příběh najednou jeho vlastním rukopisem, později byl pak rozdělen na tři části </text:p>
        </text:list-item>
        <text:list-item>
          <text:p text:style-name="P8">kniha začíná předmluvou, kde Tolkien popisuje že s trilogií Pána prstenů začal hned po dopsání Hobita, dle jeho slov napsal nejvíce během druhé světové války</text:p>
        </text:list-item>
        <text:list-item>
          <text:p text:style-name="P8">dále je v knize prolog shrnující děj z Hobita</text:p>
        </text:list-item>
        <text:list-item>
          <text:p text:style-name="P8">Tolkien pro knihu vymyslel a používá i vlastní jazyky pro různé národy, skřety, elfy, atd.</text:p>
        </text:list-item>
        <text:list-item>
          <text:p text:style-name="P8">Tolkien založil žánr fantasy s knihou Hobit</text:p>
        </text:list-item>
      </text:list>
      <text:h text:style-name="Heading_20_2" text:outline-level="2">Další autoři fantasy:</text:h>
      <text:list xml:id="list131815712906724" text:continue-numbering="true" text:style-name="L1">
        <text:list-item>
          <text:p text:style-name="P8"><text:span text:style-name="T3">C. S. Lewis</text:span> – Letopisy Narnie <text:span text:style-name="T2">(soubor sedmi románů popisující příběhy dětí v zemi Narnie, kde existuje magie a mluví zvířata)</text:span></text:p>
        </text:list-item>
        <text:list-item>
          <text:p text:style-name="P9"><text:span text:style-name="T3">Philip Pullman</text:span> – trilogie Jeho temné esence (Zlatý kompas, trilogie se točí kolem příběhu dívky Lyry a jejím zlatým kompasem, měřič pravdy)</text:p>
        </text:list-item>
        <text:list-item>
          <text:p text:style-name="P9"><text:span text:style-name="T3">J. K. Rowlingová</text:span> – (Harry Potter, soubor sedmí fantasy děl točící se o tom, jak stejnojmenná hlavní postava s jeho dvěma kamarády bojují proti Voldemortovi ve světě čar a kouzel)</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face style:name="Droid Sans Devanagari" svg:font-family="'Droid Sans Devanagari'" style:font-family-generic="swiss"/>
    <style:font-face style:name="Droid Sans Devanagari1" svg:font-family="'Droid Sans Devanagari'" style:font-family-generic="system" style:font-pitch="variable"/>
    <style:font-face style:name="OpenSymbol" svg:font-family="OpenSymbol" style:font-charset="x-symbol"/>
    <style:font-face style:name="Roboto Slab" svg:font-family="'Roboto Slab'"/>
    <style:font-face style:name="Source Han Sans CN" svg:font-family="'Source Han Sans C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Roboto Slab" fo:font-size="12pt" fo:language="cs" fo:country="CZ" style:letter-kerning="true" style:font-name-asian="Tahoma"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Roboto Slab" fo:font-size="12pt" fo:language="cs" fo:country="CZ" style:letter-kerning="true" style:font-name-asian="Tahoma"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Roboto Slab" fo:font-family="'Roboto Slab'"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DejaVu Sans" fo:font-family="'DejaVu Sans'" style:font-family-generic="swis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Roboto Slab" fo:font-family="'Roboto Slab'"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Roboto Slab" fo:font-family="'Roboto Slab'"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man Táborský</meta:initial-creator>
    <meta:creation-date>2022-05-06T12:28:44.380648025</meta:creation-date>
    <dc:date>2022-05-06T13:18:13.678026774</dc:date>
    <dc:creator>Roman Táborský</dc:creator>
    <meta:editing-duration>PT6M45S</meta:editing-duration>
    <meta:editing-cycles>3</meta:editing-cycles>
    <meta:generator>LibreOffice/7.3.2.2$Linux_X86_64 LibreOffice_project/30$Build-2</meta:generator>
    <meta:document-statistic meta:table-count="0" meta:image-count="0" meta:object-count="0" meta:page-count="2" meta:paragraph-count="28" meta:word-count="614" meta:character-count="3662" meta:non-whitespace-character-count="3083"/>
  </office:meta>
</office:document-meta>
</file>